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Ani" svg:font-family="Ani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officeooo:rsid="0008c461" officeooo:paragraph-rsid="0008c461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32pt" fo:font-style="normal" fo:font-weight="bold" officeooo:rsid="0008c461" officeooo:paragraph-rsid="0008c461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font-style="italic" fo:font-weight="normal" officeooo:rsid="0008c461" officeooo:paragraph-rsid="0008c461" style:font-size-asian="26pt" style:font-style-asian="italic" style:font-weight-asian="normal" style:font-size-complex="26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6pt" fo:font-style="italic" fo:font-weight="normal" officeooo:rsid="0008c461" officeooo:paragraph-rsid="0008c461" style:font-size-asian="26pt" style:font-style-asian="italic" style:font-weight-asian="normal" style:font-size-complex="26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6pt" fo:font-style="normal" fo:font-weight="normal" officeooo:rsid="0008c461" officeooo:paragraph-rsid="0008c461" style:font-size-asian="26pt" style:font-style-asian="normal" style:font-weight-asian="normal" style:font-size-complex="2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6pt" fo:font-style="normal" fo:font-weight="normal" officeooo:rsid="0008c461" officeooo:paragraph-rsid="0008c461" style:font-size-asian="26pt" style:font-style-asian="normal" style:font-weight-asian="normal" style:font-size-complex="26pt" style:font-style-complex="normal" style:font-weight-complex="normal"/>
    </style:style>
    <style:style style:name="P7" style:family="paragraph" style:parent-style-name="Standard">
      <style:text-properties fo:font-size="14pt" fo:font-style="italic" fo:font-weight="normal" officeooo:rsid="0008c461" officeooo:paragraph-rsid="0008c461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officeooo:rsid="0008c461" officeooo:paragraph-rsid="0008c461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style="italic" fo:font-weight="normal" officeooo:rsid="0008c461" officeooo:paragraph-rsid="0008c461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08c461" officeooo:paragraph-rsid="0008c461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20pt" fo:font-style="normal" fo:font-weight="normal" officeooo:rsid="000991b2" officeooo:paragraph-rsid="000991b2" style:font-size-asian="20pt" style:font-style-asian="normal" style:font-weight-asian="normal" style:font-size-complex="20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ce181e" fo:font-size="26pt" fo:font-style="normal" style:text-underline-style="solid" style:text-underline-width="auto" style:text-underline-color="font-color" fo:font-weight="bold" officeooo:rsid="004f5e85" officeooo:paragraph-rsid="000b6c4b" style:font-size-asian="26pt" style:font-style-asian="normal" style:font-weight-asian="bold" style:font-size-complex="26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e181e" fo:font-size="20pt" fo:font-style="normal" fo:font-weight="bold" officeooo:rsid="00337fda" officeooo:paragraph-rsid="000b6c4b" style:font-size-asian="20pt" style:font-style-asian="normal" style:font-weight-asian="bold" style:font-size-complex="20pt" style:font-style-complex="normal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start"/>
      <style:text-properties style:font-name="DejaVu Serif Condensed" fo:font-size="26pt" style:text-underline-style="solid" style:text-underline-width="auto" style:text-underline-color="#ff3333" style:font-size-asian="26pt" style:font-size-complex="26pt"/>
    </style:style>
    <style:style style:name="P17" style:family="paragraph">
      <loext:graphic-properties draw:fill="none" draw:fill-color="#ffffff"/>
      <style:paragraph-properties fo:text-align="start"/>
      <style:text-properties style:font-name="DejaVu Serif Condensed" fo:font-size="26pt" style:text-underline-style="solid" style:text-underline-width="auto" style:text-underline-color="#ff3333" style:font-size-asian="26pt" style:font-size-complex="26pt"/>
    </style:style>
    <style:style style:name="T1" style:family="text">
      <style:text-properties officeooo:rsid="000b6c4b"/>
    </style:style>
    <style:style style:name="T2" style:family="text">
      <style:text-properties officeooo:rsid="004f5e85"/>
    </style:style>
    <style:style style:name="T3" style:family="text">
      <style:text-properties style:font-name="DejaVu Serif Condensed" fo:font-size="26pt" style:text-underline-style="solid" style:text-underline-width="auto" style:text-underline-color="#ff3333" style:font-size-asian="26pt" style:font-size-complex="26pt"/>
    </style:style>
    <style:style style:name="gr1" style:family="graphic">
      <style:graphic-properties draw:stroke="solid" svg:stroke-width="0.101cm" svg:stroke-color="#ff3333" draw:marker-start-width="0.503cm" draw:marker-end-width="0.503cm" draw:fill="none" draw:textarea-horizontal-align="justify" draw:textarea-vertical-align="middle" draw:auto-grow-height="false" fo:min-height="6.78cm" fo:min-width="17.19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1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7.83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text:anchor-type="paragraph" draw:z-index="1" draw:name="Forme2" draw:style-name="gr2" draw:text-style-name="P15" svg:width="3.4cm" svg:height="1.198cm" svg:x="15.602cm" svg:y="0.062cm"><draw:text-box><text:p>2018/2019</text:p></draw:text-box></draw:frame>AMIARD Landry<text:tab/><text:tab/><text:tab/><text:tab/><text:tab/><text:tab/><text:tab/><text:tab/><text:tab/><text:tab/><text:tab/></text:p>
      <text:p text:style-name="P7">CROQUEFER Gaẽtan</text:p>
      <text:p text:style-name="P1"/>
      <text:p text:style-name="P1"/>
      <text:p text:style-name="P1"/>
      <text:p text:style-name="P1"/>
      <text:p text:style-name="P1"><draw:custom-shape text:anchor-type="paragraph" draw:z-index="0" draw:name="Forme1" draw:style-name="gr1" draw:text-style-name="P14" svg:width="17.296cm" svg:height="6.88cm" svg:x="0.116cm" svg:y="0.397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2">Rapport TP sur les Processus Concurrents</text:p>
      <text:p text:style-name="P2"/>
      <text:p text:style-name="P3">UE. Paradigmes de programmation</text:p>
      <text:p text:style-name="P3"/>
      <text:p text:style-name="P3"/>
      <text:p text:style-name="P9"/>
      <text:p text:style-name="P9"/>
      <text:p text:style-name="P11"/>
      <text:p text:style-name="P8"><draw:frame text:anchor-type="paragraph" draw:z-index="2" draw:name="Forme3" draw:style-name="gr3" draw:text-style-name="P17" svg:width="15.347cm" svg:height="7.832cm" svg:x="1.083cm" svg:y="0.254cm"><draw:text-box><text:p text:style-name="P16"><text:span text:style-name="T3">I – Algorithmes Dekker et Peterson</text:span></text:p><text:p text:style-name="P16"><text:span text:style-name="T3"/></text:p><text:p text:style-name="P16"><text:span text:style-name="T3">II - Problème des cheminots</text:span></text:p><text:p text:style-name="P16"><text:span text:style-name="T3"/></text:p><text:p text:style-name="P16"><text:span text:style-name="T3">III - Généralisation à 3 processus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2">I – <text:span text:style-name="T1">Algorithmes de Dekker et Peterson</text:span></text:p>
      <text:p text:style-name="P10"/>
      <text:p text:style-name="P10"/>
      <text:p text:style-name="P10"/>
      <text:p text:style-name="P13"><text:span text:style-name="T1">Dekker 1 </text:span>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</text:p>
      <text:p text:style-name="P4"/>
      <text:p text:style-name="P4"/>
      <text:p text:style-name="P4"/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Ani" svg:font-family="Ani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8:27:07.145142228</meta:creation-date>
    <dc:date>2019-05-10T19:26:23.085384913</dc:date>
    <meta:editing-duration>PT25M18S</meta:editing-duration>
    <meta:editing-cycles>1</meta:editing-cycles>
    <meta:document-statistic meta:table-count="0" meta:image-count="0" meta:object-count="0" meta:page-count="4" meta:paragraph-count="6" meta:word-count="23" meta:character-count="158" meta:non-whitespace-character-count="129"/>
    <meta:generator>LibreOffice/6.0.7.3$Linux_X86_64 LibreOffice_project/00m0$Build-3</meta:generator>
  </office:meta>
</office:document-meta>
</file>